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7000001ED963373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663c" officeooo:paragraph-rsid="001b663c"/>
    </style:style>
    <style:style style:name="P2" style:family="paragraph" style:parent-style-name="Text_20_body">
      <style:text-properties officeooo:rsid="001b663c" officeooo:paragraph-rsid="001b663c"/>
    </style:style>
    <style:style style:name="P3" style:family="paragraph" style:parent-style-name="Text_20_body">
      <style:text-properties officeooo:rsid="001c6ad5" officeooo:paragraph-rsid="001c6ad5"/>
    </style:style>
    <style:style style:name="P4" style:family="paragraph" style:parent-style-name="Text_20_body">
      <style:text-properties officeooo:rsid="001e6287" officeooo:paragraph-rsid="001e6287"/>
    </style:style>
    <style:style style:name="P5" style:family="paragraph" style:parent-style-name="Text_20_body">
      <style:text-properties officeooo:rsid="001f8ae5" officeooo:paragraph-rsid="001f8ae5"/>
    </style:style>
    <style:style style:name="P6" style:family="paragraph" style:parent-style-name="Text_20_body">
      <style:text-properties officeooo:rsid="00243a40" officeooo:paragraph-rsid="00243a40"/>
    </style:style>
    <style:style style:name="P7" style:family="paragraph" style:parent-style-name="Title">
      <style:text-properties officeooo:rsid="001b663c" officeooo:paragraph-rsid="001b663c"/>
    </style:style>
    <style:style style:name="P8" style:family="paragraph" style:parent-style-name="Text_20_body" style:list-style-name="L1">
      <style:text-properties officeooo:rsid="001b663c" officeooo:paragraph-rsid="001b663c"/>
    </style:style>
    <style:style style:name="P9" style:family="paragraph" style:parent-style-name="Text_20_body" style:list-style-name="L1">
      <style:text-properties officeooo:rsid="001c6ad5" officeooo:paragraph-rsid="001c6ad5"/>
    </style:style>
    <style:style style:name="P10" style:family="paragraph" style:parent-style-name="Text_20_body">
      <style:text-properties officeooo:paragraph-rsid="00260a3a"/>
    </style:style>
    <style:style style:name="P11" style:family="paragraph" style:parent-style-name="Heading_20_1">
      <style:text-properties officeooo:rsid="001b663c" officeooo:paragraph-rsid="001b663c"/>
    </style:style>
    <style:style style:name="P12" style:family="paragraph" style:parent-style-name="Heading_20_1">
      <style:text-properties officeooo:rsid="00260a3a" officeooo:paragraph-rsid="00260a3a"/>
    </style:style>
    <style:style style:name="T1" style:family="text">
      <style:text-properties officeooo:rsid="001f8ae5"/>
    </style:style>
    <style:style style:name="T2" style:family="text">
      <style:text-properties officeooo:rsid="0021694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b Design coursework</text:p>
      <text:h text:style-name="P11" text:outline-level="1">Design</text:h>
      <text:p text:style-name="P2"><text:tab/>I will be creating a website for a gym. This website's backbone will be coded with HTML, it's design will be done using Cascading Style Sheets, and JavaScript will be used for a few animation and rolling effects across the whole website. I will have to gather non-copyright images and a logo for this website. The website will have around 12 pages, including:</text:p>
      <text:list xml:id="list7020795403121579590" text:style-name="L1">
        <text:list-item>
          <text:p text:style-name="P8">index page</text:p>
        </text:list-item>
        <text:list-item>
          <text:p text:style-name="P8">about page</text:p>
        </text:list-item>
        <text:list-item>
          <text:p text:style-name="P8">contact page</text:p>
        </text:list-item>
        <text:list-item>
          <text:p text:style-name="P8">login page for existing customers</text:p>
        </text:list-item>
        <text:list-item>
          <text:p text:style-name="P8">register page for new customers</text:p>
        </text:list-item>
        <text:list-item>
          <text:p text:style-name="P8">membership pricing page</text:p>
        </text:list-item>
        <text:list-item>
          <text:p text:style-name="P8">list of trainers and experts working at the gym</text:p>
        </text:list-item>
        <text:list-item>
          <text:p text:style-name="P8">a blog for the gym to introduce new things</text:p>
        </text:list-item>
        <text:list-item>
          <text:p text:style-name="P9">single blog post page</text:p>
        </text:list-item>
        <text:list-item>
          <text:p text:style-name="P9">types of classes the gym is doing</text:p>
        </text:list-item>
        <text:list-item>
          <text:p text:style-name="P9">single class page</text:p>
        </text:list-item>
      </text:list>
      <text:p text:style-name="P3">The target audience for this website will be people who are looking to get fit and improve their body. This includes from young adults to elders who want to live a healthier lifestyle. The website's purpose is to showcase the full capacity of the gym. Additionally, it's purpose is to attract the customer with its looks and its variety of fitness equipments available at the gym. </text:p>
      <text:p text:style-name="P4"><text:tab/>The website will have a wide featured image with some inspiring text over it. When the user scrolls down, they will see a navigation bar <text:span text:style-name="T1">(which will be common with all the pages so it is easy for the user) </text:span>with the gym's phone number on the left and the navigation pages on the right-hand side. I will also add a small bar between the featured image and the navigation bar for the gym's social media links. Next to the navigation pages will be the gym's logo and the name within it. The navigation bar will be in a sky-blue colour and its text over it will be in white. Next up, there will be a picture of people doing some yoga or pilates; below it will be 3-5 “tiles” or chunks of small text in boxes with brief information of the types of classes the gym is doing. Clicking on this will open the “types of classes the gym is doing” page. Right next to the tiles of classes will be a brief schedule of the times of <text:soft-page-break/>when the classes are taking place. The user should not have to go to the website, navigate their way over to the classes page every time they need to go to the gym. Next to the schedule tile will be the membership pricing tile (which will navigate to the “<text:span text:style-name="T1">membership pricing” page). Above the footer, there will be a map which shows where the gym will be located; I will be using the Google Maps widget and enable it using JavaScript. In the footer there will be the contact number of the gym, opening times, newsletter signup option, and the sitemap.</text:span></text:p>
      <text:p text:style-name="P5">The website's key aspects and design will be consistent throughout the website and all pages. I will be using Cascading Style Sheets. I will have a CSS page which will contain all the styles and designs across the page. This page will be linked to all the pages on the website. <text:span text:style-name="T2">I will be using Bootstrap for its responsive features which adjust the website's size as the browser window's size changes.</text:span></text:p>
      <text:p text:style-name="P6">Here is the website's structured diagram, a brief idea as to what the site will look like:</text:p>
      <text:h text:style-name="P12" text:outline-level="1"><draw:frame draw:style-name="fr1" draw:name="Image1" text:anchor-type="paragraph" svg:x="-0.7709in" svg:y="-0.0866in" svg:width="8.4827in" svg:height="3.2508in" draw:z-index="0"><draw:image xlink:href="Pictures/1000020100000507000001ED96337365.png" xlink:type="simple" xlink:show="embed" xlink:actuate="onLoad"/></draw:frame>Evaluation</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663c" officeooo:paragraph-rsid="001b663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tul Anand<text:tab/>UFP30 Web Design<text:tab/>Abacus Colleg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ul Anand</meta:initial-creator>
    <meta:creation-date>2016-04-19T14:19:43.336109923</meta:creation-date>
    <dc:date>2016-06-02T14:06:22.928949550</dc:date>
    <dc:creator>Atul Anand</dc:creator>
    <meta:editing-duration>PT1H19M58S</meta:editing-duration>
    <meta:editing-cycles>5</meta:editing-cycles>
    <meta:generator>LibreOffice/4.2.8.2$Linux_X86_64 LibreOffice_project/420m0$Build-2</meta:generator>
    <meta:document-statistic meta:table-count="0" meta:image-count="1" meta:object-count="0" meta:page-count="2" meta:paragraph-count="20" meta:word-count="571" meta:character-count="3083" meta:non-whitespace-character-count="2540"/>
  </office:meta>
</office:document-meta>
</file>